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neGraphGui.configure( Test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ineGraphGui.createTes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ineGraphGui.createPopupMenu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ineGraphGui.modifyTestElement( Test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ineGraphGui.getLabel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eGraphGui.LineGraph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neGraphGui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0">
            <text:p text:style-name="Table_20_Contents">4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